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sicHistogram2" table:style-name="ta1">
        <table:shapes>
          <draw:frame draw:z-index="0" draw:style-name="gr1" draw:text-style-name="P1" svg:width="159.99mm" svg:height="89.99mm" svg:x="256.04mm" svg:y="8.17mm">
            <loext:p draw:notify-on-update-of-ranges="basicHistogram2.A1:basicHistogram2.A1 basicHistogram2.A2:basicHistogram2.A55 basicHistogram2.C1:basicHistogram2.C1 basicHistogram2.C2:basicHistogram2.C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2.71mm" svg:y="106.45mm">
            <loext:p draw:notify-on-update-of-ranges="basicHistogram2.A1:basicHistogram2.A1 basicHistogram2.A2:basicHistogram2.A55 basicHistogram2.D1:basicHistogram2.D1 basicHistogram2.D2:basicHistogram2.D55 basicHistogram2.E1:basicHistogram2.E1 basicHistogram2.E2:basicHistogram2.E55 basicHistogram2.F1:basicHistogram2.F1 basicHistogram2.F2:basicHistogram2.F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nsistency</text:p>
          </table:table-cell>
          <table:table-cell office:value-type="string" calcext:value-type="string">
            <text:p>#all</text:p>
          </table:table-cell>
          <table:table-cell office:value-type="string" calcext:value-type="string">
            <text:p>avg upper</text:p>
          </table:table-cell>
          <table:table-cell office:value-type="string" calcext:value-type="string">
            <text:p>6 upper</text:p>
          </table:table-cell>
          <table:table-cell office:value-type="string" calcext:value-type="string">
            <text:p>5 upper</text:p>
          </table:table-cell>
          <table:table-cell office:value-type="string" calcext:value-type="string">
            <text:p>4 upper</text:p>
          </table:table-cell>
          <table:table-cell office:value-type="string" calcext:value-type="string">
            <text:p>3 up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11" calcext:value-type="float">
            <text:p>17711</text:p>
          </table:table-cell>
          <table:table-cell office:value-type="float" office:value="0.447123" calcext:value-type="float">
            <text:p>0,447123</text:p>
          </table:table-cell>
          <table:table-cell office:value-type="float" office:value="0.552877" calcext:value-type="float">
            <text:p>0,552877</text:p>
          </table:table-cell>
          <table:table-cell office:value-type="float" office:value="0.447123" calcext:value-type="float">
            <text:p>0,447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38857" calcext:value-type="float">
            <text:p>38857</text:p>
          </table:table-cell>
          <table:table-cell office:value-type="float" office:value="0.382659" calcext:value-type="float">
            <text:p>0,382659</text:p>
          </table:table-cell>
          <table:table-cell office:value-type="float" office:value="0.617341" calcext:value-type="float">
            <text:p>0,617341</text:p>
          </table:table-cell>
          <table:table-cell office:value-type="float" office:value="0.382659" calcext:value-type="float">
            <text:p>0,382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54338" calcext:value-type="float">
            <text:p>54338</text:p>
          </table:table-cell>
          <table:table-cell office:value-type="float" office:value="0.352847" calcext:value-type="float">
            <text:p>0,352847</text:p>
          </table:table-cell>
          <table:table-cell office:value-type="float" office:value="0.64984" calcext:value-type="float">
            <text:p>0,64984</text:p>
          </table:table-cell>
          <table:table-cell office:value-type="float" office:value="0.347473" calcext:value-type="float">
            <text:p>0,347473</text:p>
          </table:table-cell>
          <table:table-cell office:value-type="float" office:value="0.00268689" calcext:value-type="float">
            <text:p>0,0026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59417" calcext:value-type="float">
            <text:p>59417</text:p>
          </table:table-cell>
          <table:table-cell office:value-type="float" office:value="0.350085" calcext:value-type="float">
            <text:p>0,350085</text:p>
          </table:table-cell>
          <table:table-cell office:value-type="float" office:value="0.659121" calcext:value-type="float">
            <text:p>0,659121</text:p>
          </table:table-cell>
          <table:table-cell office:value-type="float" office:value="0.331673" calcext:value-type="float">
            <text:p>0,331673</text:p>
          </table:table-cell>
          <table:table-cell office:value-type="float" office:value="0.00920612" calcext:value-type="float">
            <text:p>0,0092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58416" calcext:value-type="float">
            <text:p>58416</text:p>
          </table:table-cell>
          <table:table-cell office:value-type="float" office:value="0.389722" calcext:value-type="float">
            <text:p>0,389722</text:p>
          </table:table-cell>
          <table:table-cell office:value-type="float" office:value="0.630872" calcext:value-type="float">
            <text:p>0,630872</text:p>
          </table:table-cell>
          <table:table-cell office:value-type="float" office:value="0.348535" calcext:value-type="float">
            <text:p>0,348535</text:p>
          </table:table-cell>
          <table:table-cell office:value-type="float" office:value="0.0205937" calcext:value-type="float">
            <text:p>0,0205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3544" calcext:value-type="float">
            <text:p>53544</text:p>
          </table:table-cell>
          <table:table-cell office:value-type="float" office:value="0.473947" calcext:value-type="float">
            <text:p>0,473947</text:p>
          </table:table-cell>
          <table:table-cell office:value-type="float" office:value="0.564321" calcext:value-type="float">
            <text:p>0,564321</text:p>
          </table:table-cell>
          <table:table-cell office:value-type="float" office:value="0.397411" calcext:value-type="float">
            <text:p>0,397411</text:p>
          </table:table-cell>
          <table:table-cell office:value-type="float" office:value="0.0382676" calcext:value-type="float">
            <text:p>0,038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7358" calcext:value-type="float">
            <text:p>47358</text:p>
          </table:table-cell>
          <table:table-cell office:value-type="float" office:value="0.601313" calcext:value-type="float">
            <text:p>0,601313</text:p>
          </table:table-cell>
          <table:table-cell office:value-type="float" office:value="0.465835" calcext:value-type="float">
            <text:p>0,465835</text:p>
          </table:table-cell>
          <table:table-cell office:value-type="float" office:value="0.467017" calcext:value-type="float">
            <text:p>0,467017</text:p>
          </table:table-cell>
          <table:table-cell office:value-type="float" office:value="0.0671481" calcext:value-type="float">
            <text:p>0,067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41738" calcext:value-type="float">
            <text:p>41738</text:p>
          </table:table-cell>
          <table:table-cell office:value-type="float" office:value="0.753893" calcext:value-type="float">
            <text:p>0,753893</text:p>
          </table:table-cell>
          <table:table-cell office:value-type="float" office:value="0.362451" calcext:value-type="float">
            <text:p>0,362451</text:p>
          </table:table-cell>
          <table:table-cell office:value-type="float" office:value="0.521204" calcext:value-type="float">
            <text:p>0,521204</text:p>
          </table:table-cell>
          <table:table-cell office:value-type="float" office:value="0.116345" calcext:value-type="float">
            <text:p>0,116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36221" calcext:value-type="float">
            <text:p>36221</text:p>
          </table:table-cell>
          <table:table-cell office:value-type="float" office:value="0.874023" calcext:value-type="float">
            <text:p>0,874023</text:p>
          </table:table-cell>
          <table:table-cell office:value-type="float" office:value="0.292924" calcext:value-type="float">
            <text:p>0,292924</text:p>
          </table:table-cell>
          <table:table-cell office:value-type="float" office:value="0.540129" calcext:value-type="float">
            <text:p>0,540129</text:p>
          </table:table-cell>
          <table:table-cell office:value-type="float" office:value="0.166947" calcext:value-type="float">
            <text:p>0,166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32640" calcext:value-type="float">
            <text:p>32640</text:p>
          </table:table-cell>
          <table:table-cell office:value-type="float" office:value="0.999449" calcext:value-type="float">
            <text:p>0,999449</text:p>
          </table:table-cell>
          <table:table-cell office:value-type="float" office:value="0.233701" calcext:value-type="float">
            <text:p>0,233701</text:p>
          </table:table-cell>
          <table:table-cell office:value-type="float" office:value="0.53315" calcext:value-type="float">
            <text:p>0,53315</text:p>
          </table:table-cell>
          <table:table-cell office:value-type="float" office:value="0.23315" calcext:value-type="float">
            <text:p>0,23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0168" calcext:value-type="float">
            <text:p>30168</text:p>
          </table:table-cell>
          <table:table-cell office:value-type="float" office:value="1.09931" calcext:value-type="float">
            <text:p>1,09931</text:p>
          </table:table-cell>
          <table:table-cell office:value-type="float" office:value="0.194444" calcext:value-type="float">
            <text:p>0,194444</text:p>
          </table:table-cell>
          <table:table-cell office:value-type="float" office:value="0.511801" calcext:value-type="float">
            <text:p>0,511801</text:p>
          </table:table-cell>
          <table:table-cell office:value-type="float" office:value="0.293755" calcext:value-type="float">
            <text:p>0,293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29530" calcext:value-type="float">
            <text:p>29530</text:p>
          </table:table-cell>
          <table:table-cell office:value-type="float" office:value="1.20806" calcext:value-type="float">
            <text:p>1,20806</text:p>
          </table:table-cell>
          <table:table-cell office:value-type="float" office:value="0.154047" calcext:value-type="float">
            <text:p>0,154047</text:p>
          </table:table-cell>
          <table:table-cell office:value-type="float" office:value="0.483847" calcext:value-type="float">
            <text:p>0,483847</text:p>
          </table:table-cell>
          <table:table-cell office:value-type="float" office:value="0.362106" calcext:value-type="float">
            <text:p>0,36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27572" calcext:value-type="float">
            <text:p>27572</text:p>
          </table:table-cell>
          <table:table-cell office:value-type="float" office:value="1.29421" calcext:value-type="float">
            <text:p>1,29421</text:p>
          </table:table-cell>
          <table:table-cell office:value-type="float" office:value="0.128645" calcext:value-type="float">
            <text:p>0,128645</text:p>
          </table:table-cell>
          <table:table-cell office:value-type="float" office:value="0.448498" calcext:value-type="float">
            <text:p>0,448498</text:p>
          </table:table-cell>
          <table:table-cell office:value-type="float" office:value="0.422857" calcext:value-type="float">
            <text:p>0,42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27335" calcext:value-type="float">
            <text:p>27335</text:p>
          </table:table-cell>
          <table:table-cell office:value-type="float" office:value="1.38281" calcext:value-type="float">
            <text:p>1,38281</text:p>
          </table:table-cell>
          <table:table-cell office:value-type="float" office:value="0.100713" calcext:value-type="float">
            <text:p>0,100713</text:p>
          </table:table-cell>
          <table:table-cell office:value-type="float" office:value="0.415767" calcext:value-type="float">
            <text:p>0,415767</text:p>
          </table:table-cell>
          <table:table-cell office:value-type="float" office:value="0.483519" calcext:value-type="float">
            <text:p>0,483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26716" calcext:value-type="float">
            <text:p>26716</text:p>
          </table:table-cell>
          <table:table-cell office:value-type="float" office:value="1.45067" calcext:value-type="float">
            <text:p>1,45067</text:p>
          </table:table-cell>
          <table:table-cell office:value-type="float" office:value="0.0758721" calcext:value-type="float">
            <text:p>0,0758721</text:p>
          </table:table-cell>
          <table:table-cell office:value-type="float" office:value="0.397589" calcext:value-type="float">
            <text:p>0,397589</text:p>
          </table:table-cell>
          <table:table-cell office:value-type="float" office:value="0.526538" calcext:value-type="float">
            <text:p>0,526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26633" calcext:value-type="float">
            <text:p>26633</text:p>
          </table:table-cell>
          <table:table-cell office:value-type="float" office:value="1.49465" calcext:value-type="float">
            <text:p>1,49465</text:p>
          </table:table-cell>
          <table:table-cell office:value-type="float" office:value="0.0570721" calcext:value-type="float">
            <text:p>0,0570721</text:p>
          </table:table-cell>
          <table:table-cell office:value-type="float" office:value="0.391206" calcext:value-type="float">
            <text:p>0,391206</text:p>
          </table:table-cell>
          <table:table-cell office:value-type="float" office:value="0.551722" calcext:value-type="float">
            <text:p>0,55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26397" calcext:value-type="float">
            <text:p>26397</text:p>
          </table:table-cell>
          <table:table-cell office:value-type="float" office:value="1.53794" calcext:value-type="float">
            <text:p>1,53794</text:p>
          </table:table-cell>
          <table:table-cell office:value-type="float" office:value="0.0404213" calcext:value-type="float">
            <text:p>0,0404213</text:p>
          </table:table-cell>
          <table:table-cell office:value-type="float" office:value="0.381218" calcext:value-type="float">
            <text:p>0,381218</text:p>
          </table:table-cell>
          <table:table-cell office:value-type="float" office:value="0.578361" calcext:value-type="float">
            <text:p>0,57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26899" calcext:value-type="float">
            <text:p>26899</text:p>
          </table:table-cell>
          <table:table-cell office:value-type="float" office:value="1.57091" calcext:value-type="float">
            <text:p>1,57091</text:p>
          </table:table-cell>
          <table:table-cell office:value-type="float" office:value="0.0239414" calcext:value-type="float">
            <text:p>0,0239414</text:p>
          </table:table-cell>
          <table:table-cell office:value-type="float" office:value="0.381204" calcext:value-type="float">
            <text:p>0,381204</text:p>
          </table:table-cell>
          <table:table-cell office:value-type="float" office:value="0.594855" calcext:value-type="float">
            <text:p>0,59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  <table:table-cell office:value-type="float" office:value="25672" calcext:value-type="float">
            <text:p>25672</text:p>
          </table:table-cell>
          <table:table-cell office:value-type="float" office:value="1.5936" calcext:value-type="float">
            <text:p>1,5936</text:p>
          </table:table-cell>
          <table:table-cell office:value-type="float" office:value="0.0122702" calcext:value-type="float">
            <text:p>0,0122702</text:p>
          </table:table-cell>
          <table:table-cell office:value-type="float" office:value="0.381856" calcext:value-type="float">
            <text:p>0,381856</text:p>
          </table:table-cell>
          <table:table-cell office:value-type="float" office:value="0.605874" calcext:value-type="float">
            <text:p>0,605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5679" calcext:value-type="float">
            <text:p>25679</text:p>
          </table:table-cell>
          <table:table-cell office:value-type="float" office:value="1.61136" calcext:value-type="float">
            <text:p>1,61136</text:p>
          </table:table-cell>
          <table:table-cell office:value-type="float" office:value="0.00459519" calcext:value-type="float">
            <text:p>0,00459519</text:p>
          </table:table-cell>
          <table:table-cell office:value-type="float" office:value="0.379454" calcext:value-type="float">
            <text:p>0,379454</text:p>
          </table:table-cell>
          <table:table-cell office:value-type="float" office:value="0.615951" calcext:value-type="float">
            <text:p>0,615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23937" calcext:value-type="float">
            <text:p>23937</text:p>
          </table:table-cell>
          <table:table-cell office:value-type="float" office:value="1.61766" calcext:value-type="float">
            <text:p>1,61766</text:p>
          </table:table-cell>
          <table:table-cell office:value-type="float" office:value="0.000710198" calcext:value-type="float">
            <text:p>0,000710198</text:p>
          </table:table-cell>
          <table:table-cell office:value-type="float" office:value="0.380917" calcext:value-type="float">
            <text:p>0,380917</text:p>
          </table:table-cell>
          <table:table-cell office:value-type="float" office:value="0.618373" calcext:value-type="float">
            <text:p>0,618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24634" calcext:value-type="float">
            <text:p>24634</text:p>
          </table:table-cell>
          <table:table-cell office:value-type="float" office:value="1.61675" calcext:value-type="float">
            <text:p>1,61675</text:p>
          </table:table-cell>
          <table:table-cell office:value-type="float" office:value="0.0000811886" calcext:value-type="float">
            <text:p>8,11886E-05</text:p>
          </table:table-cell>
          <table:table-cell office:value-type="float" office:value="0.383088" calcext:value-type="float">
            <text:p>0,383088</text:p>
          </table:table-cell>
          <table:table-cell office:value-type="float" office:value="0.61683" calcext:value-type="float">
            <text:p>0,6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24045" calcext:value-type="float">
            <text:p>24045</text:p>
          </table:table-cell>
          <table:table-cell office:value-type="float" office:value="1.61701" calcext:value-type="float">
            <text:p>1,61701</text:p>
          </table:table-cell>
          <table:table-cell office:value-type="float" office:value="0" calcext:value-type="float">
            <text:p>0</text:p>
          </table:table-cell>
          <table:table-cell office:value-type="float" office:value="0.38299" calcext:value-type="float">
            <text:p>0,38299</text:p>
          </table:table-cell>
          <table:table-cell office:value-type="float" office:value="0.61701" calcext:value-type="float">
            <text:p>0,6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" calcext:value-type="float">
            <text:p>1,61</text:p>
          </table:table-cell>
          <table:table-cell office:value-type="float" office:value="22000" calcext:value-type="float">
            <text:p>22000</text:p>
          </table:table-cell>
          <table:table-cell office:value-type="float" office:value="1.60686" calcext:value-type="float">
            <text:p>1,60686</text:p>
          </table:table-cell>
          <table:table-cell office:value-type="float" office:value="0" calcext:value-type="float">
            <text:p>0</text:p>
          </table:table-cell>
          <table:table-cell office:value-type="float" office:value="0.393136" calcext:value-type="float">
            <text:p>0,393136</text:p>
          </table:table-cell>
          <table:table-cell office:value-type="float" office:value="0.606864" calcext:value-type="float">
            <text:p>0,606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21236" calcext:value-type="float">
            <text:p>21236</text:p>
          </table:table-cell>
          <table:table-cell office:value-type="float" office:value="1.61113" calcext:value-type="float">
            <text:p>1,61113</text:p>
          </table:table-cell>
          <table:table-cell office:value-type="float" office:value="0" calcext:value-type="float">
            <text:p>0</text:p>
          </table:table-cell>
          <table:table-cell office:value-type="float" office:value="0.388868" calcext:value-type="float">
            <text:p>0,388868</text:p>
          </table:table-cell>
          <table:table-cell office:value-type="float" office:value="0.611132" calcext:value-type="float">
            <text:p>0,61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0720" calcext:value-type="float">
            <text:p>20720</text:p>
          </table:table-cell>
          <table:table-cell office:value-type="float" office:value="1.59464" calcext:value-type="float">
            <text:p>1,59464</text:p>
          </table:table-cell>
          <table:table-cell office:value-type="float" office:value="0" calcext:value-type="float">
            <text:p>0</text:p>
          </table:table-cell>
          <table:table-cell office:value-type="float" office:value="0.405357" calcext:value-type="float">
            <text:p>0,405357</text:p>
          </table:table-cell>
          <table:table-cell office:value-type="float" office:value="0.594643" calcext:value-type="float">
            <text:p>0,594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19190" calcext:value-type="float">
            <text:p>19190</text:p>
          </table:table-cell>
          <table:table-cell office:value-type="float" office:value="1.59682" calcext:value-type="float">
            <text:p>1,59682</text:p>
          </table:table-cell>
          <table:table-cell office:value-type="float" office:value="0" calcext:value-type="float">
            <text:p>0</text:p>
          </table:table-cell>
          <table:table-cell office:value-type="float" office:value="0.403179" calcext:value-type="float">
            <text:p>0,403179</text:p>
          </table:table-cell>
          <table:table-cell office:value-type="float" office:value="0.596821" calcext:value-type="float">
            <text:p>0,596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18470" calcext:value-type="float">
            <text:p>18470</text:p>
          </table:table-cell>
          <table:table-cell office:value-type="float" office:value="1.59372" calcext:value-type="float">
            <text:p>1,59372</text:p>
          </table:table-cell>
          <table:table-cell office:value-type="float" office:value="0" calcext:value-type="float">
            <text:p>0</text:p>
          </table:table-cell>
          <table:table-cell office:value-type="float" office:value="0.40628" calcext:value-type="float">
            <text:p>0,40628</text:p>
          </table:table-cell>
          <table:table-cell office:value-type="float" office:value="0.59372" calcext:value-type="float">
            <text:p>0,59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15707" calcext:value-type="float">
            <text:p>15707</text:p>
          </table:table-cell>
          <table:table-cell office:value-type="float" office:value="1.56682" calcext:value-type="float">
            <text:p>1,56682</text:p>
          </table:table-cell>
          <table:table-cell office:value-type="float" office:value="0" calcext:value-type="float">
            <text:p>0</text:p>
          </table:table-cell>
          <table:table-cell office:value-type="float" office:value="0.433183" calcext:value-type="float">
            <text:p>0,433183</text:p>
          </table:table-cell>
          <table:table-cell office:value-type="float" office:value="0.566817" calcext:value-type="float">
            <text:p>0,56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16121" calcext:value-type="float">
            <text:p>16121</text:p>
          </table:table-cell>
          <table:table-cell office:value-type="float" office:value="1.58017" calcext:value-type="float">
            <text:p>1,58017</text:p>
          </table:table-cell>
          <table:table-cell office:value-type="float" office:value="0" calcext:value-type="float">
            <text:p>0</text:p>
          </table:table-cell>
          <table:table-cell office:value-type="float" office:value="0.419825" calcext:value-type="float">
            <text:p>0,419825</text:p>
          </table:table-cell>
          <table:table-cell office:value-type="float" office:value="0.580175" calcext:value-type="float">
            <text:p>0,58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2995" calcext:value-type="float">
            <text:p>12995</text:p>
          </table:table-cell>
          <table:table-cell office:value-type="float" office:value="1.53936" calcext:value-type="float">
            <text:p>1,53936</text:p>
          </table:table-cell>
          <table:table-cell office:value-type="float" office:value="0" calcext:value-type="float">
            <text:p>0</text:p>
          </table:table-cell>
          <table:table-cell office:value-type="float" office:value="0.460639" calcext:value-type="float">
            <text:p>0,460639</text:p>
          </table:table-cell>
          <table:table-cell office:value-type="float" office:value="0.539361" calcext:value-type="float">
            <text:p>0,539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13103" calcext:value-type="float">
            <text:p>13103</text:p>
          </table:table-cell>
          <table:table-cell office:value-type="float" office:value="1.56216" calcext:value-type="float">
            <text:p>1,56216</text:p>
          </table:table-cell>
          <table:table-cell office:value-type="float" office:value="0" calcext:value-type="float">
            <text:p>0</text:p>
          </table:table-cell>
          <table:table-cell office:value-type="float" office:value="0.437839" calcext:value-type="float">
            <text:p>0,437839</text:p>
          </table:table-cell>
          <table:table-cell office:value-type="float" office:value="0.562161" calcext:value-type="float">
            <text:p>0,56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10698" calcext:value-type="float">
            <text:p>10698</text:p>
          </table:table-cell>
          <table:table-cell office:value-type="float" office:value="1.52795" calcext:value-type="float">
            <text:p>1,52795</text:p>
          </table:table-cell>
          <table:table-cell office:value-type="float" office:value="0" calcext:value-type="float">
            <text:p>0</text:p>
          </table:table-cell>
          <table:table-cell office:value-type="float" office:value="0.472051" calcext:value-type="float">
            <text:p>0,472051</text:p>
          </table:table-cell>
          <table:table-cell office:value-type="float" office:value="0.527949" calcext:value-type="float">
            <text:p>0,52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9739" calcext:value-type="float">
            <text:p>9739</text:p>
          </table:table-cell>
          <table:table-cell office:value-type="float" office:value="1.52223" calcext:value-type="float">
            <text:p>1,52223</text:p>
          </table:table-cell>
          <table:table-cell office:value-type="float" office:value="0" calcext:value-type="float">
            <text:p>0</text:p>
          </table:table-cell>
          <table:table-cell office:value-type="float" office:value="0.47777" calcext:value-type="float">
            <text:p>0,47777</text:p>
          </table:table-cell>
          <table:table-cell office:value-type="float" office:value="0.52223" calcext:value-type="float">
            <text:p>0,5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8277" calcext:value-type="float">
            <text:p>8277</text:p>
          </table:table-cell>
          <table:table-cell office:value-type="float" office:value="1.50997" calcext:value-type="float">
            <text:p>1,50997</text:p>
          </table:table-cell>
          <table:table-cell office:value-type="float" office:value="0" calcext:value-type="float">
            <text:p>0</text:p>
          </table:table-cell>
          <table:table-cell office:value-type="float" office:value="0.490033" calcext:value-type="float">
            <text:p>0,490033</text:p>
          </table:table-cell>
          <table:table-cell office:value-type="float" office:value="0.509967" calcext:value-type="float">
            <text:p>0,509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6995" calcext:value-type="float">
            <text:p>6995</text:p>
          </table:table-cell>
          <table:table-cell office:value-type="float" office:value="1.48778" calcext:value-type="float">
            <text:p>1,48778</text:p>
          </table:table-cell>
          <table:table-cell office:value-type="float" office:value="0" calcext:value-type="float">
            <text:p>0</text:p>
          </table:table-cell>
          <table:table-cell office:value-type="float" office:value="0.512223" calcext:value-type="float">
            <text:p>0,512223</text:p>
          </table:table-cell>
          <table:table-cell office:value-type="float" office:value="0.487777" calcext:value-type="float">
            <text:p>0,487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5891" calcext:value-type="float">
            <text:p>5891</text:p>
          </table:table-cell>
          <table:table-cell office:value-type="float" office:value="1.47513" calcext:value-type="float">
            <text:p>1,47513</text:p>
          </table:table-cell>
          <table:table-cell office:value-type="float" office:value="0" calcext:value-type="float">
            <text:p>0</text:p>
          </table:table-cell>
          <table:table-cell office:value-type="float" office:value="0.524868" calcext:value-type="float">
            <text:p>0,524868</text:p>
          </table:table-cell>
          <table:table-cell office:value-type="float" office:value="0.475132" calcext:value-type="float">
            <text:p>0,475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4863" calcext:value-type="float">
            <text:p>4863</text:p>
          </table:table-cell>
          <table:table-cell office:value-type="float" office:value="1.45713" calcext:value-type="float">
            <text:p>1,45713</text:p>
          </table:table-cell>
          <table:table-cell office:value-type="float" office:value="0" calcext:value-type="float">
            <text:p>0</text:p>
          </table:table-cell>
          <table:table-cell office:value-type="float" office:value="0.542875" calcext:value-type="float">
            <text:p>0,542875</text:p>
          </table:table-cell>
          <table:table-cell office:value-type="float" office:value="0.457125" calcext:value-type="float">
            <text:p>0,457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office:value-type="float" office:value="3980" calcext:value-type="float">
            <text:p>3980</text:p>
          </table:table-cell>
          <table:table-cell office:value-type="float" office:value="1.45302" calcext:value-type="float">
            <text:p>1,45302</text:p>
          </table:table-cell>
          <table:table-cell office:value-type="float" office:value="0" calcext:value-type="float">
            <text:p>0</text:p>
          </table:table-cell>
          <table:table-cell office:value-type="float" office:value="0.546985" calcext:value-type="float">
            <text:p>0,546985</text:p>
          </table:table-cell>
          <table:table-cell office:value-type="float" office:value="0.453015" calcext:value-type="float">
            <text:p>0,45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" calcext:value-type="float">
            <text:p>2,73</text:p>
          </table:table-cell>
          <table:table-cell office:value-type="float" office:value="3161" calcext:value-type="float">
            <text:p>3161</text:p>
          </table:table-cell>
          <table:table-cell office:value-type="float" office:value="1.44258" calcext:value-type="float">
            <text:p>1,44258</text:p>
          </table:table-cell>
          <table:table-cell office:value-type="float" office:value="0" calcext:value-type="float">
            <text:p>0</text:p>
          </table:table-cell>
          <table:table-cell office:value-type="float" office:value="0.557419" calcext:value-type="float">
            <text:p>0,557419</text:p>
          </table:table-cell>
          <table:table-cell office:value-type="float" office:value="0.442581" calcext:value-type="float">
            <text:p>0,44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476" calcext:value-type="float">
            <text:p>2476</text:p>
          </table:table-cell>
          <table:table-cell office:value-type="float" office:value="1.44265" calcext:value-type="float">
            <text:p>1,44265</text:p>
          </table:table-cell>
          <table:table-cell office:value-type="float" office:value="0" calcext:value-type="float">
            <text:p>0</text:p>
          </table:table-cell>
          <table:table-cell office:value-type="float" office:value="0.557351" calcext:value-type="float">
            <text:p>0,557351</text:p>
          </table:table-cell>
          <table:table-cell office:value-type="float" office:value="0.442649" calcext:value-type="float">
            <text:p>0,44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7" calcext:value-type="float">
            <text:p>2,87</text:p>
          </table:table-cell>
          <table:table-cell office:value-type="float" office:value="1866" calcext:value-type="float">
            <text:p>1866</text:p>
          </table:table-cell>
          <table:table-cell office:value-type="float" office:value="1.42176" calcext:value-type="float">
            <text:p>1,42176</text:p>
          </table:table-cell>
          <table:table-cell office:value-type="float" office:value="0" calcext:value-type="float">
            <text:p>0</text:p>
          </table:table-cell>
          <table:table-cell office:value-type="float" office:value="0.578242" calcext:value-type="float">
            <text:p>0,578242</text:p>
          </table:table-cell>
          <table:table-cell office:value-type="float" office:value="0.421758" calcext:value-type="float">
            <text:p>0,42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office:value-type="float" office:value="1407" calcext:value-type="float">
            <text:p>1407</text:p>
          </table:table-cell>
          <table:table-cell office:value-type="float" office:value="1.4236" calcext:value-type="float">
            <text:p>1,4236</text:p>
          </table:table-cell>
          <table:table-cell office:value-type="float" office:value="0" calcext:value-type="float">
            <text:p>0</text:p>
          </table:table-cell>
          <table:table-cell office:value-type="float" office:value="0.576404" calcext:value-type="float">
            <text:p>0,576404</text:p>
          </table:table-cell>
          <table:table-cell office:value-type="float" office:value="0.423596" calcext:value-type="float">
            <text:p>0,423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  <table:table-cell office:value-type="float" office:value="984" calcext:value-type="float">
            <text:p>984</text:p>
          </table:table-cell>
          <table:table-cell office:value-type="float" office:value="1.40549" calcext:value-type="float">
            <text:p>1,40549</text:p>
          </table:table-cell>
          <table:table-cell office:value-type="float" office:value="0" calcext:value-type="float">
            <text:p>0</text:p>
          </table:table-cell>
          <table:table-cell office:value-type="float" office:value="0.594512" calcext:value-type="float">
            <text:p>0,594512</text:p>
          </table:table-cell>
          <table:table-cell office:value-type="float" office:value="0.405488" calcext:value-type="float">
            <text:p>0,405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697" calcext:value-type="float">
            <text:p>697</text:p>
          </table:table-cell>
          <table:table-cell office:value-type="float" office:value="1.39168" calcext:value-type="float">
            <text:p>1,39168</text:p>
          </table:table-cell>
          <table:table-cell office:value-type="float" office:value="0" calcext:value-type="float">
            <text:p>0</text:p>
          </table:table-cell>
          <table:table-cell office:value-type="float" office:value="0.608321" calcext:value-type="float">
            <text:p>0,608321</text:p>
          </table:table-cell>
          <table:table-cell office:value-type="float" office:value="0.391679" calcext:value-type="float">
            <text:p>0,39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435" calcext:value-type="float">
            <text:p>435</text:p>
          </table:table-cell>
          <table:table-cell office:value-type="float" office:value="1.3977" calcext:value-type="float">
            <text:p>1,3977</text:p>
          </table:table-cell>
          <table:table-cell office:value-type="float" office:value="0" calcext:value-type="float">
            <text:p>0</text:p>
          </table:table-cell>
          <table:table-cell office:value-type="float" office:value="0.602299" calcext:value-type="float">
            <text:p>0,602299</text:p>
          </table:table-cell>
          <table:table-cell office:value-type="float" office:value="0.397701" calcext:value-type="float">
            <text:p>0,397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282" calcext:value-type="float">
            <text:p>282</text:p>
          </table:table-cell>
          <table:table-cell office:value-type="float" office:value="1.37589" calcext:value-type="float">
            <text:p>1,37589</text:p>
          </table:table-cell>
          <table:table-cell office:value-type="float" office:value="0" calcext:value-type="float">
            <text:p>0</text:p>
          </table:table-cell>
          <table:table-cell office:value-type="float" office:value="0.624113" calcext:value-type="float">
            <text:p>0,624113</text:p>
          </table:table-cell>
          <table:table-cell office:value-type="float" office:value="0.375887" calcext:value-type="float">
            <text:p>0,375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171" calcext:value-type="float">
            <text:p>171</text:p>
          </table:table-cell>
          <table:table-cell office:value-type="float" office:value="1.39766" calcext:value-type="float">
            <text:p>1,39766</text:p>
          </table:table-cell>
          <table:table-cell office:value-type="float" office:value="0" calcext:value-type="float">
            <text:p>0</text:p>
          </table:table-cell>
          <table:table-cell office:value-type="float" office:value="0.602339" calcext:value-type="float">
            <text:p>0,602339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84" calcext:value-type="float">
            <text:p>84</text:p>
          </table:table-cell>
          <table:table-cell office:value-type="float" office:value="1.36905" calcext:value-type="float">
            <text:p>1,36905</text:p>
          </table:table-cell>
          <table:table-cell office:value-type="float" office:value="0" calcext:value-type="float">
            <text:p>0</text:p>
          </table:table-cell>
          <table:table-cell office:value-type="float" office:value="0.630952" calcext:value-type="float">
            <text:p>0,630952</text:p>
          </table:table-cell>
          <table:table-cell office:value-type="float" office:value="0.369048" calcext:value-type="float">
            <text:p>0,369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" calcext:value-type="float">
            <text:p>3,43</text:p>
          </table:table-cell>
          <table:table-cell office:value-type="float" office:value="45" calcext:value-type="float">
            <text:p>45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6" calcext:value-type="float">
            <text:p>16</text:p>
          </table:table-cell>
          <table:table-cell office:value-type="float" office:value="1.3125" calcext:value-type="float">
            <text:p>1,3125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" calcext:value-type="float">
            <text:p>3,57</text:p>
          </table:table-cell>
          <table:table-cell office:value-type="float" office:value="8" calcext:value-type="float">
            <text:p>8</text:p>
          </table:table-cell>
          <table:table-cell office:value-type="float" office:value="1.375" calcext:value-type="float">
            <text:p>1,37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20:20:42.054275118</dc:date>
    <meta:editing-duration>PT1M49S</meta:editing-duration>
    <meta:editing-cycles>2</meta:editing-cycles>
    <meta:generator>LibreOffice/5.1.6.2$Linux_X86_64 LibreOffice_project/10m0$Build-2</meta:generator>
    <meta:document-statistic meta:table-count="1" meta:cell-count="3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basicHistogram2.A1:basicHistogram2.A55 basicHistogram2.C1:basicHistogram2.C55" chart:data-source-has-labels="both" svg:x="0.32cm" svg:y="0.18cm" svg:width="12.508cm" svg:height="8.64cm">
          <chartooo:coordinate-region svg:x="1.047cm" svg:y="0.332cm" svg:width="11.781cm" svg:height="7.443cm"/>
          <chart:axis chart:dimension="x" chart:name="primary-x" chart:style-name="ch4" chartooo:axis-type="auto">
            <chartooo:date-scale/>
            <chart:categories table:cell-range-address="basicHistogram2.A2:basicHistogram2.A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sicHistogram2.C2:basicHistogram2.C55" chart:label-cell-address="basicHistogram2.C1:basicHistogram2.C1" chart:class="chart:line">
            <chart:data-point chart:repeated="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upper</text:p>
                <draw:g>
                  <svg:desc>basicHistogram2.C1:basicHistogram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asicHistogram2.A2:basicHistogram2.A55</svg:desc>
                </draw:g>
              </table:table-cell>
              <table:table-cell office:value-type="float" office:value="0.447123">
                <text:p>0.447123</text:p>
                <draw:g>
                  <svg:desc>basicHistogram2.C2:basicHistogram2.C55</svg:desc>
                </draw:g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382659">
                <text:p>0.382659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352847">
                <text:p>0.352847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350085">
                <text:p>0.35008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389722">
                <text:p>0.38972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473947">
                <text:p>0.47394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601313">
                <text:p>0.60131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753893">
                <text:p>0.75389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874023">
                <text:p>0.874023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999449">
                <text:p>0.9994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09931">
                <text:p>1.0993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1.20806">
                <text:p>1.2080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29421">
                <text:p>1.2942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1.38281">
                <text:p>1.3828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45067">
                <text:p>1.45067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49465">
                <text:p>1.4946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53794">
                <text:p>1.53794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.57091">
                <text:p>1.5709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.5936">
                <text:p>1.5936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.61136">
                <text:p>1.6113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61766">
                <text:p>1.61766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.61675">
                <text:p>1.6167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61701">
                <text:p>1.61701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.60686">
                <text:p>1.60686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61113">
                <text:p>1.61113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59464">
                <text:p>1.59464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.59682">
                <text:p>1.59682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1.59372">
                <text:p>1.59372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.56682">
                <text:p>1.56682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.58017">
                <text:p>1.5801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.53936">
                <text:p>1.53936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.56216">
                <text:p>1.5621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52795">
                <text:p>1.52795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.52223">
                <text:p>1.52223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50997">
                <text:p>1.50997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.48778">
                <text:p>1.48778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1.47513">
                <text:p>1.47513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1.45713">
                <text:p>1.45713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1.45302">
                <text:p>1.45302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1.44258">
                <text:p>1.4425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44265">
                <text:p>1.44265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1.42176">
                <text:p>1.42176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4236">
                <text:p>1.4236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1.40549">
                <text:p>1.40549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39168">
                <text:p>1.39168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.3977">
                <text:p>1.3977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.37589">
                <text:p>1.37589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1.39766">
                <text:p>1.39766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1.36905">
                <text:p>1.36905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107cm" svg:y="3.703cm" style:legend-expansion="high" chart:style-name="ch2"/>
        <chart:plot-area chart:style-name="ch3" table:cell-range-address="basicHistogram2.A1:basicHistogram2.A55 basicHistogram2.D1:basicHistogram2.F55" chart:data-source-has-labels="both" svg:x="0.32cm" svg:y="0.18cm" svg:width="13.467cm" svg:height="8.64cm">
          <chartooo:coordinate-region svg:x="1.047cm" svg:y="0.333cm" svg:width="12.74cm" svg:height="7.442cm"/>
          <chart:axis chart:dimension="x" chart:name="primary-x" chart:style-name="ch4" chartooo:axis-type="auto">
            <chartooo:date-scale/>
            <chart:categories table:cell-range-address="basicHistogram2.A2:basicHistogram2.A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sicHistogram2.D2:basicHistogram2.D55" chart:label-cell-address="basicHistogram2.D1:basicHistogram2.D1" chart:class="chart:area">
            <chart:data-point chart:repeated="54"/>
          </chart:series>
          <chart:series chart:style-name="ch7" chart:values-cell-range-address="basicHistogram2.E2:basicHistogram2.E55" chart:label-cell-address="basicHistogram2.E1:basicHistogram2.E1" chart:class="chart:area">
            <chart:data-point chart:repeated="54"/>
          </chart:series>
          <chart:series chart:style-name="ch8" chart:values-cell-range-address="basicHistogram2.F2:basicHistogram2.F55" chart:label-cell-address="basicHistogram2.F1:basicHistogram2.F1" chart:class="chart:area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 upper</text:p>
                <draw:g>
                  <svg:desc>basicHistogram2.D1:basicHistogram2.D1</svg:desc>
                </draw:g>
              </table:table-cell>
              <table:table-cell office:value-type="string">
                <text:p>5 upper</text:p>
                <draw:g>
                  <svg:desc>basicHistogram2.E1:basicHistogram2.E1</svg:desc>
                </draw:g>
              </table:table-cell>
              <table:table-cell office:value-type="string">
                <text:p>4 upper</text:p>
                <draw:g>
                  <svg:desc>basicHistogram2.F1:basicHistogram2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asicHistogram2.A2:basicHistogram2.A55</svg:desc>
                </draw:g>
              </table:table-cell>
              <table:table-cell office:value-type="float" office:value="0.552877">
                <text:p>0.552877</text:p>
                <draw:g>
                  <svg:desc>basicHistogram2.D2:basicHistogram2.D55</svg:desc>
                </draw:g>
              </table:table-cell>
              <table:table-cell office:value-type="float" office:value="0.447123">
                <text:p>0.447123</text:p>
                <draw:g>
                  <svg:desc>basicHistogram2.E2:basicHistogram2.E55</svg:desc>
                </draw:g>
              </table:table-cell>
              <table:table-cell office:value-type="float" office:value="0">
                <text:p>0</text:p>
                <draw:g>
                  <svg:desc>basicHistogram2.F2:basicHistogram2.F55</svg:desc>
                </draw:g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617341">
                <text:p>0.617341</text:p>
              </table:table-cell>
              <table:table-cell office:value-type="float" office:value="0.382659">
                <text:p>0.38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64984">
                <text:p>0.64984</text:p>
              </table:table-cell>
              <table:table-cell office:value-type="float" office:value="0.347473">
                <text:p>0.347473</text:p>
              </table:table-cell>
              <table:table-cell office:value-type="float" office:value="0.00268689">
                <text:p>0.00268689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659121">
                <text:p>0.659121</text:p>
              </table:table-cell>
              <table:table-cell office:value-type="float" office:value="0.331673">
                <text:p>0.331673</text:p>
              </table:table-cell>
              <table:table-cell office:value-type="float" office:value="0.00920612">
                <text:p>0.0092061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630872">
                <text:p>0.630872</text:p>
              </table:table-cell>
              <table:table-cell office:value-type="float" office:value="0.348535">
                <text:p>0.348535</text:p>
              </table:table-cell>
              <table:table-cell office:value-type="float" office:value="0.0205937">
                <text:p>0.020593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564321">
                <text:p>0.564321</text:p>
              </table:table-cell>
              <table:table-cell office:value-type="float" office:value="0.397411">
                <text:p>0.397411</text:p>
              </table:table-cell>
              <table:table-cell office:value-type="float" office:value="0.0382676">
                <text:p>0.038267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465835">
                <text:p>0.465835</text:p>
              </table:table-cell>
              <table:table-cell office:value-type="float" office:value="0.467017">
                <text:p>0.467017</text:p>
              </table:table-cell>
              <table:table-cell office:value-type="float" office:value="0.0671481">
                <text:p>0.0671481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362451">
                <text:p>0.362451</text:p>
              </table:table-cell>
              <table:table-cell office:value-type="float" office:value="0.521204">
                <text:p>0.521204</text:p>
              </table:table-cell>
              <table:table-cell office:value-type="float" office:value="0.116345">
                <text:p>0.11634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292924">
                <text:p>0.292924</text:p>
              </table:table-cell>
              <table:table-cell office:value-type="float" office:value="0.540129">
                <text:p>0.540129</text:p>
              </table:table-cell>
              <table:table-cell office:value-type="float" office:value="0.166947">
                <text:p>0.16694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233701">
                <text:p>0.233701</text:p>
              </table:table-cell>
              <table:table-cell office:value-type="float" office:value="0.53315">
                <text:p>0.53315</text:p>
              </table:table-cell>
              <table:table-cell office:value-type="float" office:value="0.23315">
                <text:p>0.2331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94444">
                <text:p>0.194444</text:p>
              </table:table-cell>
              <table:table-cell office:value-type="float" office:value="0.511801">
                <text:p>0.511801</text:p>
              </table:table-cell>
              <table:table-cell office:value-type="float" office:value="0.293755">
                <text:p>0.29375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154047">
                <text:p>0.154047</text:p>
              </table:table-cell>
              <table:table-cell office:value-type="float" office:value="0.483847">
                <text:p>0.483847</text:p>
              </table:table-cell>
              <table:table-cell office:value-type="float" office:value="0.362106">
                <text:p>0.36210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128645">
                <text:p>0.128645</text:p>
              </table:table-cell>
              <table:table-cell office:value-type="float" office:value="0.448498">
                <text:p>0.448498</text:p>
              </table:table-cell>
              <table:table-cell office:value-type="float" office:value="0.422857">
                <text:p>0.422857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100713">
                <text:p>0.100713</text:p>
              </table:table-cell>
              <table:table-cell office:value-type="float" office:value="0.415767">
                <text:p>0.415767</text:p>
              </table:table-cell>
              <table:table-cell office:value-type="float" office:value="0.483519">
                <text:p>0.48351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0758721">
                <text:p>0.0758721</text:p>
              </table:table-cell>
              <table:table-cell office:value-type="float" office:value="0.397589">
                <text:p>0.397589</text:p>
              </table:table-cell>
              <table:table-cell office:value-type="float" office:value="0.526538">
                <text:p>0.526538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570721">
                <text:p>0.0570721</text:p>
              </table:table-cell>
              <table:table-cell office:value-type="float" office:value="0.391206">
                <text:p>0.391206</text:p>
              </table:table-cell>
              <table:table-cell office:value-type="float" office:value="0.551722">
                <text:p>0.55172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0404213">
                <text:p>0.0404213</text:p>
              </table:table-cell>
              <table:table-cell office:value-type="float" office:value="0.381218">
                <text:p>0.381218</text:p>
              </table:table-cell>
              <table:table-cell office:value-type="float" office:value="0.578361">
                <text:p>0.57836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0.0239414">
                <text:p>0.0239414</text:p>
              </table:table-cell>
              <table:table-cell office:value-type="float" office:value="0.381204">
                <text:p>0.381204</text:p>
              </table:table-cell>
              <table:table-cell office:value-type="float" office:value="0.594855">
                <text:p>0.59485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0122702">
                <text:p>0.0122702</text:p>
              </table:table-cell>
              <table:table-cell office:value-type="float" office:value="0.381856">
                <text:p>0.381856</text:p>
              </table:table-cell>
              <table:table-cell office:value-type="float" office:value="0.605874">
                <text:p>0.605874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0.00459519">
                <text:p>0.00459519</text:p>
              </table:table-cell>
              <table:table-cell office:value-type="float" office:value="0.379454">
                <text:p>0.379454</text:p>
              </table:table-cell>
              <table:table-cell office:value-type="float" office:value="0.615951">
                <text:p>0.61595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710198">
                <text:p>0.000710198</text:p>
              </table:table-cell>
              <table:table-cell office:value-type="float" office:value="0.380917">
                <text:p>0.380917</text:p>
              </table:table-cell>
              <table:table-cell office:value-type="float" office:value="0.618373">
                <text:p>0.618373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0.0000811886">
                <text:p>0.0000811886</text:p>
              </table:table-cell>
              <table:table-cell office:value-type="float" office:value="0.383088">
                <text:p>0.383088</text:p>
              </table:table-cell>
              <table:table-cell office:value-type="float" office:value="0.61683">
                <text:p>0.61683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0.38299">
                <text:p>0.38299</text:p>
              </table:table-cell>
              <table:table-cell office:value-type="float" office:value="0.61701">
                <text:p>0.61701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0.393136">
                <text:p>0.393136</text:p>
              </table:table-cell>
              <table:table-cell office:value-type="float" office:value="0.606864">
                <text:p>0.606864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.388868">
                <text:p>0.388868</text:p>
              </table:table-cell>
              <table:table-cell office:value-type="float" office:value="0.611132">
                <text:p>0.61113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.405357">
                <text:p>0.405357</text:p>
              </table:table-cell>
              <table:table-cell office:value-type="float" office:value="0.594643">
                <text:p>0.594643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  <table:table-cell office:value-type="float" office:value="0.403179">
                <text:p>0.403179</text:p>
              </table:table-cell>
              <table:table-cell office:value-type="float" office:value="0.596821">
                <text:p>0.596821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  <table:table-cell office:value-type="float" office:value="0.40628">
                <text:p>0.40628</text:p>
              </table:table-cell>
              <table:table-cell office:value-type="float" office:value="0.59372">
                <text:p>0.59372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  <table:table-cell office:value-type="float" office:value="0.433183">
                <text:p>0.433183</text:p>
              </table:table-cell>
              <table:table-cell office:value-type="float" office:value="0.566817">
                <text:p>0.566817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0">
                <text:p>0</text:p>
              </table:table-cell>
              <table:table-cell office:value-type="float" office:value="0.419825">
                <text:p>0.419825</text:p>
              </table:table-cell>
              <table:table-cell office:value-type="float" office:value="0.580175">
                <text:p>0.5801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.460639">
                <text:p>0.460639</text:p>
              </table:table-cell>
              <table:table-cell office:value-type="float" office:value="0.539361">
                <text:p>0.539361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0">
                <text:p>0</text:p>
              </table:table-cell>
              <table:table-cell office:value-type="float" office:value="0.437839">
                <text:p>0.437839</text:p>
              </table:table-cell>
              <table:table-cell office:value-type="float" office:value="0.562161">
                <text:p>0.56216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  <table:table-cell office:value-type="float" office:value="0.472051">
                <text:p>0.472051</text:p>
              </table:table-cell>
              <table:table-cell office:value-type="float" office:value="0.527949">
                <text:p>0.527949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0">
                <text:p>0</text:p>
              </table:table-cell>
              <table:table-cell office:value-type="float" office:value="0.47777">
                <text:p>0.47777</text:p>
              </table:table-cell>
              <table:table-cell office:value-type="float" office:value="0.52223">
                <text:p>0.52223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  <table:table-cell office:value-type="float" office:value="0.490033">
                <text:p>0.490033</text:p>
              </table:table-cell>
              <table:table-cell office:value-type="float" office:value="0.509967">
                <text:p>0.509967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0.512223">
                <text:p>0.512223</text:p>
              </table:table-cell>
              <table:table-cell office:value-type="float" office:value="0.487777">
                <text:p>0.487777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  <table:table-cell office:value-type="float" office:value="0.524868">
                <text:p>0.524868</text:p>
              </table:table-cell>
              <table:table-cell office:value-type="float" office:value="0.475132">
                <text:p>0.475132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0">
                <text:p>0</text:p>
              </table:table-cell>
              <table:table-cell office:value-type="float" office:value="0.542875">
                <text:p>0.542875</text:p>
              </table:table-cell>
              <table:table-cell office:value-type="float" office:value="0.457125">
                <text:p>0.457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  <table:table-cell office:value-type="float" office:value="0.546985">
                <text:p>0.546985</text:p>
              </table:table-cell>
              <table:table-cell office:value-type="float" office:value="0.453015">
                <text:p>0.453015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0">
                <text:p>0</text:p>
              </table:table-cell>
              <table:table-cell office:value-type="float" office:value="0.557419">
                <text:p>0.557419</text:p>
              </table:table-cell>
              <table:table-cell office:value-type="float" office:value="0.442581">
                <text:p>0.44258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.557351">
                <text:p>0.557351</text:p>
              </table:table-cell>
              <table:table-cell office:value-type="float" office:value="0.442649">
                <text:p>0.442649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0">
                <text:p>0</text:p>
              </table:table-cell>
              <table:table-cell office:value-type="float" office:value="0.578242">
                <text:p>0.578242</text:p>
              </table:table-cell>
              <table:table-cell office:value-type="float" office:value="0.421758">
                <text:p>0.421758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  <table:table-cell office:value-type="float" office:value="0.576404">
                <text:p>0.576404</text:p>
              </table:table-cell>
              <table:table-cell office:value-type="float" office:value="0.423596">
                <text:p>0.423596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0.594512">
                <text:p>0.594512</text:p>
              </table:table-cell>
              <table:table-cell office:value-type="float" office:value="0.405488">
                <text:p>0.405488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0.608321">
                <text:p>0.608321</text:p>
              </table:table-cell>
              <table:table-cell office:value-type="float" office:value="0.391679">
                <text:p>0.391679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">
                <text:p>0</text:p>
              </table:table-cell>
              <table:table-cell office:value-type="float" office:value="0.602299">
                <text:p>0.602299</text:p>
              </table:table-cell>
              <table:table-cell office:value-type="float" office:value="0.397701">
                <text:p>0.397701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  <table:table-cell office:value-type="float" office:value="0.624113">
                <text:p>0.624113</text:p>
              </table:table-cell>
              <table:table-cell office:value-type="float" office:value="0.375887">
                <text:p>0.375887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0.602339">
                <text:p>0.602339</text:p>
              </table:table-cell>
              <table:table-cell office:value-type="float" office:value="0.397661">
                <text:p>0.397661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  <table:table-cell office:value-type="float" office:value="0.630952">
                <text:p>0.630952</text:p>
              </table:table-cell>
              <table:table-cell office:value-type="float" office:value="0.369048">
                <text:p>0.369048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0">
                <text:p>0</text:p>
              </table:table-cell>
              <table:table-cell office:value-type="float" office:value="0.666667">
                <text:p>0.666667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.6875">
                <text:p>0.687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